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ff6d6d" loext:opacity="100%" style:font-name="Arial" fo:font-size="20pt" fo:font-weight="bold" officeooo:rsid="001c0157" officeooo:paragraph-rsid="001c0157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ff6d6d" loext:opacity="100%" fo:font-size="16pt" fo:font-weight="bold" officeooo:rsid="001c0157" officeooo:paragraph-rsid="001c015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8pt" fo:font-weight="bold" officeooo:rsid="001d180a" officeooo:paragraph-rsid="001d180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1ed3d0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3">Voici le lien vers ma Mission 7 Portfolio</text:p>
      <text:p text:style-name="P1"/>
      <text:p text:style-name="P5"><text:span text:style-name="T2">=&gt; </text:span><text:a xlink:type="simple" xlink:href="https://eugeniekhayat.netlify.app/" text:style-name="Internet_20_link" text:visited-style-name="Visited_20_Internet_20_Link"><text:span text:style-name="T1">https://eugeniekhayat.netlify.app</text:span></text:a><text:span text:style-name="T1"> <text:s/>&lt;</text:span><text:span text:style-name="T2">=</text:span></text:p>
      <text:p text:style-name="P5"><text:span text:style-name="T1"/></text:p>
      <text:p text:style-name="P6">(Ouvrez le site en plein écran je n’ai pas coder le responsive)</text:p>
      <text:p text:style-name="P1"/>
      <text:p text:style-name="P2"/>
      <text:p text:style-name="P4">Je vous prie de m’excuser de mon retar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7T11:16:54.352000000</meta:creation-date>
    <dc:date>2020-10-17T11:22:00.928000000</dc:date>
    <meta:editing-duration>PT3M57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4" meta:word-count="31" meta:character-count="184" meta:non-whitespace-character-count="156"/>
  </office:meta>
</office:document-meta>
</file>